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Test.getFilter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Test.setFailureProperty( String failure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Test.getHalt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Test.getFailure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Test.addFormatter( FormatterElement el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Test.getTodi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eTest.getHalton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Test.setIf( String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Test.setHaltonfailur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Test.getFo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Test.setFiltertrac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Test.setFork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Test.setTodir( File des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Test.setErrorProperty( String error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Test.setUnless( String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Test.setHaltonerror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Test.getError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